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D0000000C6561BAB52908229B.png" manifest:media-type="image/png"/>
  <manifest:file-entry manifest:full-path="Pictures/10000C920000016300000148D2CB5FFCA4C2CE76.svg" manifest:media-type="image/svg+xml"/>
  <manifest:file-entry manifest:full-path="Pictures/100002010000000D0000000CBAF43AF0F9E2DC30.png" manifest:media-type="image/png"/>
  <manifest:file-entry manifest:full-path="Pictures/100002010000000C0000000BC787D8BB5BD6CE58.png" manifest:media-type="image/png"/>
  <manifest:file-entry manifest:full-path="Pictures/100002010000000B0000000D1A97DDD88620D101.png" manifest:media-type="image/png"/>
  <manifest:file-entry manifest:full-path="Pictures/1000108C000002E800000134806988BC6A2A5C86.svg" manifest:media-type="image/svg+xml"/>
  <manifest:file-entry manifest:full-path="Pictures/10000AD80000014700000129B6E30C1128873C56.svg" manifest:media-type="image/svg+xml"/>
  <manifest:file-entry manifest:full-path="Pictures/10000D1D00000147000000D554EC5BFC847744E1.svg" manifest:media-type="image/svg+xml"/>
  <manifest:file-entry manifest:full-path="Pictures/1000096D0000015900000143EA52EE8020CC4D85.svg" manifest:media-type="image/svg+xml"/>
  <manifest:file-entry manifest:full-path="Pictures/10000CF4000002A2000001566D0B6F86BA69E39F.svg" manifest:media-type="image/svg+xml"/>
  <manifest:file-entry manifest:full-path="Pictures/10000DB000000162000001481585284579AFD943.svg" manifest:media-type="image/svg+xml"/>
  <manifest:file-entry manifest:full-path="Pictures/100002010000000C000000091260D02B8C1D0757.png" manifest:media-type="image/png"/>
  <manifest:file-entry manifest:full-path="Pictures/10000B5C00000160000000EB29D01C61F71028E2.svg" manifest:media-type="image/svg+xml"/>
  <manifest:file-entry manifest:full-path="Pictures/100002010000000D0000000CF279AC8CA1C5D9C3.png" manifest:media-type="image/png"/>
  <manifest:file-entry manifest:full-path="Pictures/10000B5E00000136000000F0DDB67F9CD2207448.svg" manifest:media-type="image/svg+xml"/>
  <manifest:file-entry manifest:full-path="Pictures/10000AC40000012B000000F08F46B090758BF0EF.svg" manifest:media-type="image/svg+xml"/>
  <manifest:file-entry manifest:full-path="Pictures/100009B50000014D00000129AEE07DEE30213066.svg" manifest:media-type="image/svg+xml"/>
  <manifest:file-entry manifest:full-path="Pictures/100002010000000D0000000CC5B9ECF2B6A3D2E0.png" manifest:media-type="image/png"/>
  <manifest:file-entry manifest:full-path="Pictures/100002010000001C0000000C6D80FD1855360266.png" manifest:media-type="image/png"/>
  <manifest:file-entry manifest:full-path="Pictures/10000B590000012B0000014D3CF0B376D9318842.svg" manifest:media-type="image/svg+xml"/>
  <manifest:file-entry manifest:full-path="Pictures/100002010000000D0000000C1E222F8E1BD9512B.png" manifest:media-type="image/png"/>
  <manifest:file-entry manifest:full-path="Pictures/10000A7E0000015800000143EB393438CFB49DFC.svg" manifest:media-type="image/svg+xml"/>
  <manifest:file-entry manifest:full-path="Pictures/10000201000000190000000D5E3CE1289BB4D03A.png" manifest:media-type="image/png"/>
  <manifest:file-entry manifest:full-path="Pictures/100002010000000D0000000B009628CE54AB03E9.png" manifest:media-type="image/png"/>
  <manifest:file-entry manifest:full-path="Pictures/100009E900000158000000EB8DAA5EFB30F1330C.svg" manifest:media-type="image/svg+xml"/>
  <manifest:file-entry manifest:full-path="Pictures/100002010000000B000000096BC76F4FD14744A5.png" manifest:media-type="image/png"/>
  <manifest:file-entry manifest:full-path="Pictures/100002010000000D00000009E7863CA5142C6B80.png" manifest:media-type="image/png"/>
  <manifest:file-entry manifest:full-path="Pictures/100002010000000D000000095DD3F53DDF98364B.png" manifest:media-type="image/png"/>
  <manifest:file-entry manifest:full-path="Pictures/100002010000000C00000008A7DC6C52D1F495D5.png" manifest:media-type="image/png"/>
  <manifest:file-entry manifest:full-path="Pictures/10000BF10000016000000143D54AC151317E979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14cm" svg:stroke-color="#333333" draw:marker-start-width="0.221cm" draw:marker-end-width="0.221cm" draw:fill="solid" draw:textarea-vertical-align="middle" fo:padding-top="0.132cm" fo:padding-bottom="0.132cm" fo:padding-left="0.257cm" fo:padding-right="0.257cm"/>
    </style:style>
    <style:style style:name="gr3" style:family="graphic" style:parent-style-name="objectwithoutfill">
      <style:graphic-properties draw:stroke="solid" svg:stroke-width="0.014cm" svg:stroke-color="#333333" draw:marker-start-width="0.221cm" draw:marker-end-width="0.221cm" draw:fill="solid" draw:textarea-vertical-align="middle" fo:padding-top="0.132cm" fo:padding-bottom="0.132cm" fo:padding-left="0.257cm" fo:padding-right="0.257cm"/>
    </style:style>
    <style:style style:name="gr4" style:family="graphic" style:parent-style-name="standard">
      <style:graphic-properties svg:stroke-width="0.028cm" svg:stroke-color="#333333" draw:marker-start-width="0.242cm" draw:marker-end-width="0.242cm" draw:fill="none" draw:textarea-vertical-align="middle" draw:auto-grow-height="false" fo:min-height="1.791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X§svg§600§FALSE§</svg:desc>
          <draw:frame draw:style-name="gr1" draw:text-style-name="P1" draw:layer="layout" svg:width="0.417cm" svg:height="0.335cm" svg:x="0.428cm" svg:y="6.613cm">
            <draw:image xlink:href="Pictures/10000AC40000012B000000F08F46B090758BF0EF.svg" xlink:type="simple" xlink:show="embed" xlink:actuate="onLoad" loext:mime-type="image/svg+xml">
              <text:p/>
            </draw:image>
            <draw:image xlink:href="Pictures/100002010000000B000000096BC76F4FD14744A5.png" xlink:type="simple" xlink:show="embed" xlink:actuate="onLoad" loext:mime-type="image/png"/>
          </draw:frame>
        </draw:g>
        <draw:g>
          <svg:title>TexMaths</svg:title>
          <svg:desc>14§display§\hat{X}§svg§600§FALSE§</svg:desc>
          <draw:frame draw:style-name="gr1" draw:text-style-name="P1" draw:layer="layout" svg:width="0.417cm" svg:height="0.465cm" svg:x="0.43cm" svg:y="0.515cm">
            <draw:image xlink:href="Pictures/10000B590000012B0000014D3CF0B376D9318842.svg" xlink:type="simple" xlink:show="embed" xlink:actuate="onLoad" loext:mime-type="image/svg+xml">
              <text:p/>
            </draw:image>
            <draw:image xlink:href="Pictures/100002010000000B0000000D1A97DDD88620D101.png" xlink:type="simple" xlink:show="embed" xlink:actuate="onLoad" loext:mime-type="image/png"/>
          </draw:frame>
        </draw:g>
        <draw:g>
          <svg:title>TexMaths</svg:title>
          <svg:desc>14§display§H§svg§600§FALSE§</svg:desc>
          <draw:frame draw:style-name="gr1" draw:text-style-name="P1" draw:layer="layout" svg:width="0.433cm" svg:height="0.335cm" svg:x="0.432cm" svg:y="3.717cm">
            <draw:image xlink:href="Pictures/10000B5E00000136000000F0DDB67F9CD2207448.svg" xlink:type="simple" xlink:show="embed" xlink:actuate="onLoad" loext:mime-type="image/svg+xml">
              <text:p/>
            </draw:image>
            <draw:image xlink:href="Pictures/100002010000000C000000091260D02B8C1D0757.png" xlink:type="simple" xlink:show="embed" xlink:actuate="onLoad" loext:mime-type="image/png"/>
          </draw:frame>
        </draw:g>
        <draw:g>
          <svg:title>TexMaths</svg:title>
          <svg:desc>14§display§h_1§svg§600§FALSE§</svg:desc>
          <draw:frame draw:style-name="gr1" draw:text-style-name="P1" draw:layer="layout" svg:width="0.482cm" svg:height="0.451cm" svg:x="1.914cm" svg:y="3.556cm">
            <draw:image xlink:href="Pictures/1000096D0000015900000143EA52EE8020CC4D85.svg" xlink:type="simple" xlink:show="embed" xlink:actuate="onLoad" loext:mime-type="image/svg+xml">
              <text:p/>
            </draw:image>
            <draw:image xlink:href="Pictures/100002010000000D0000000CC5B9ECF2B6A3D2E0.png" xlink:type="simple" xlink:show="embed" xlink:actuate="onLoad" loext:mime-type="image/png"/>
          </draw:frame>
        </draw:g>
        <draw:g>
          <svg:title>TexMaths</svg:title>
          <svg:desc>14§display§h_2§svg§600§FALSE§</svg:desc>
          <draw:frame draw:style-name="gr1" draw:text-style-name="P1" draw:layer="layout" svg:width="0.456cm" svg:height="0.414cm" svg:x="3.926cm" svg:y="3.593cm">
            <draw:image xlink:href="Pictures/10000AD80000014700000129B6E30C1128873C56.svg" xlink:type="simple" xlink:show="embed" xlink:actuate="onLoad" loext:mime-type="image/svg+xml">
              <text:p/>
            </draw:image>
            <draw:image xlink:href="Pictures/100002010000000C0000000BC787D8BB5BD6CE58.png" xlink:type="simple" xlink:show="embed" xlink:actuate="onLoad" loext:mime-type="image/png"/>
          </draw:frame>
        </draw:g>
        <draw:g>
          <svg:title>TexMaths</svg:title>
          <svg:desc>14§display§h_3§svg§600§FALSE§</svg:desc>
          <draw:frame draw:style-name="gr1" draw:text-style-name="P1" draw:layer="layout" svg:width="0.496cm" svg:height="0.458cm" svg:x="5.933cm" svg:y="3.549cm">
            <draw:image xlink:href="Pictures/10000C920000016300000148D2CB5FFCA4C2CE76.svg" xlink:type="simple" xlink:show="embed" xlink:actuate="onLoad" loext:mime-type="image/svg+xml">
              <text:p/>
            </draw:image>
            <draw:image xlink:href="Pictures/100002010000000D0000000C1E222F8E1BD9512B.png" xlink:type="simple" xlink:show="embed" xlink:actuate="onLoad" loext:mime-type="image/png"/>
          </draw:frame>
        </draw:g>
        <draw:g>
          <svg:title>TexMaths</svg:title>
          <svg:desc>14§display§h_4§svg§600§FALSE§</svg:desc>
          <draw:frame draw:style-name="gr1" draw:text-style-name="P1" draw:layer="layout" svg:width="0.465cm" svg:height="0.414cm" svg:x="7.928cm" svg:y="3.577cm">
            <draw:image xlink:href="Pictures/100009B50000014D00000129AEE07DEE30213066.svg" xlink:type="simple" xlink:show="embed" xlink:actuate="onLoad" loext:mime-type="image/svg+xml">
              <text:p/>
            </draw:image>
            <draw:image xlink:href="Pictures/100002010000000D0000000B009628CE54AB03E9.png" xlink:type="simple" xlink:show="embed" xlink:actuate="onLoad" loext:mime-type="image/png"/>
          </draw:frame>
        </draw:g>
        <draw:connector draw:style-name="gr2" draw:text-style-name="P2" draw:layer="layout" draw:type="line" svg:x1="3.144cm" svg:y1="6.263cm" svg:x2="2.144cm" svg:y2="4.263cm" draw:start-shape="id1" draw:start-glue-point="4" draw:end-shape="id2" draw:end-glue-point="8" svg:d="M3144 6263l-1000-2000" svg:viewBox="0 0 1001 2001">
          <text:p/>
        </draw:connector>
        <draw:connector draw:style-name="gr2" draw:text-style-name="P2" draw:layer="layout" draw:type="line" svg:x1="5.145cm" svg:y1="6.264cm" svg:x2="2.144cm" svg:y2="4.263cm" draw:start-shape="id3" draw:start-glue-point="4" svg:d="M5145 6264l-3001-2001" svg:viewBox="0 0 3002 2002">
          <text:p/>
        </draw:connector>
        <draw:connector draw:style-name="gr2" draw:text-style-name="P2" draw:layer="layout" draw:type="line" svg:x1="7.146cm" svg:y1="6.265cm" svg:x2="2.145cm" svg:y2="4.264cm" draw:start-shape="id4" draw:start-glue-point="4" svg:d="M7146 6265l-5001-2001" svg:viewBox="0 0 5002 2002">
          <text:p/>
        </draw:connector>
        <draw:connector draw:style-name="gr2" draw:text-style-name="P2" xml:id="id7" draw:id="id7" draw:layer="layout" draw:type="line" svg:x1="7.147cm" svg:y1="6.266cm" svg:x2="4.145cm" svg:y2="4.264cm" draw:end-shape="id5" draw:end-glue-point="8" svg:d="M7147 6266l-3002-2002" svg:viewBox="0 0 3003 2003">
          <text:p/>
        </draw:connector>
        <draw:connector draw:style-name="gr2" draw:text-style-name="P2" draw:layer="layout" draw:type="line" svg:x1="5.145cm" svg:y1="6.264cm" svg:x2="4.145cm" svg:y2="4.264cm" draw:start-shape="id3" draw:start-glue-point="4" svg:d="M5145 6264l-1000-2000" svg:viewBox="0 0 1001 2001">
          <text:p/>
        </draw:connector>
        <draw:connector draw:style-name="gr2" draw:text-style-name="P2" draw:layer="layout" draw:type="line" svg:x1="3.144cm" svg:y1="6.263cm" svg:x2="4.145cm" svg:y2="4.264cm" draw:start-shape="id1" draw:start-glue-point="4" svg:d="M3144 6263l1001-1999" svg:viewBox="0 0 1002 2000">
          <text:p/>
        </draw:connector>
        <draw:connector draw:style-name="gr2" draw:text-style-name="P2" xml:id="id9" draw:id="id9" draw:layer="layout" draw:type="line" svg:x1="3.145cm" svg:y1="6.264cm" svg:x2="6.146cm" svg:y2="4.265cm" draw:end-shape="id6" draw:end-glue-point="8" svg:d="M3145 6264l3001-1999" svg:viewBox="0 0 3002 2000">
          <text:p/>
        </draw:connector>
        <draw:connector draw:style-name="gr2" draw:text-style-name="P2" draw:layer="layout" draw:type="line" svg:x1="5.145cm" svg:y1="6.264cm" svg:x2="6.147cm" svg:y2="4.266cm" draw:start-shape="id3" draw:start-glue-point="4" svg:d="M5145 6264l1002-1998" svg:viewBox="0 0 1003 1999">
          <text:p/>
        </draw:connector>
        <draw:connector draw:style-name="gr2" draw:text-style-name="P2" draw:layer="layout" draw:type="line" svg:x1="7.147cm" svg:y1="6.266cm" svg:x2="6.147cm" svg:y2="4.266cm" draw:start-shape="id7" draw:start-glue-point="2" svg:d="M7147 6266l-1000-2000" svg:viewBox="0 0 1001 2001">
          <text:p/>
        </draw:connector>
        <draw:connector draw:style-name="gr2" draw:text-style-name="P2" draw:layer="layout" draw:type="line" svg:x1="7.147cm" svg:y1="6.266cm" svg:x2="8.147cm" svg:y2="4.266cm" draw:end-shape="id8" draw:end-glue-point="8" svg:d="M7147 6266l1000-2000" svg:viewBox="0 0 1001 2001">
          <text:p/>
        </draw:connector>
        <draw:connector draw:style-name="gr2" draw:text-style-name="P2" draw:layer="layout" draw:type="line" svg:x1="5.145cm" svg:y1="6.264cm" svg:x2="8.147cm" svg:y2="4.266cm" draw:start-shape="id3" draw:start-glue-point="4" svg:d="M5145 6264l3002-1998" svg:viewBox="0 0 3003 1999">
          <text:p/>
        </draw:connector>
        <draw:connector draw:style-name="gr2" draw:text-style-name="P2" draw:layer="layout" draw:type="line" svg:x1="3.145cm" svg:y1="6.264cm" svg:x2="8.147cm" svg:y2="4.266cm" draw:start-shape="id9" draw:start-glue-point="2" svg:d="M3145 6264l5002-1998" svg:viewBox="0 0 5003 1999">
          <text:p/>
        </draw:connector>
        <draw:connector draw:style-name="gr3" draw:text-style-name="P2" draw:layer="layout" draw:type="line" svg:x1="8.147cm" svg:y1="3.266cm" svg:x2="3.143cm" svg:y2="1.262cm" draw:start-shape="id8" draw:start-glue-point="4" draw:end-shape="id10" draw:end-glue-point="8" svg:d="M8147 3266l-5004-2004" svg:viewBox="0 0 5005 2005">
          <text:p/>
        </draw:connector>
        <draw:connector draw:style-name="gr3" draw:text-style-name="P2" draw:layer="layout" draw:type="line" svg:x1="4.145cm" svg:y1="3.264cm" svg:x2="3.144cm" svg:y2="1.263cm" draw:start-shape="id5" draw:start-glue-point="4" svg:d="M4145 3264l-1001-2001" svg:viewBox="0 0 1002 2002">
          <text:p/>
        </draw:connector>
        <draw:connector draw:style-name="gr3" draw:text-style-name="P2" draw:layer="layout" draw:type="line" svg:x1="6.146cm" svg:y1="3.265cm" svg:x2="3.145cm" svg:y2="1.264cm" draw:start-shape="id6" draw:start-glue-point="4" svg:d="M6146 3265l-3001-2001" svg:viewBox="0 0 3002 2002">
          <text:p/>
        </draw:connector>
        <draw:connector draw:style-name="gr3" draw:text-style-name="P2" draw:layer="layout" draw:type="line" svg:x1="2.144cm" svg:y1="3.263cm" svg:x2="3.143cm" svg:y2="1.262cm" draw:start-shape="id2" draw:start-glue-point="4" svg:d="M2144 3263l999-2001" svg:viewBox="0 0 1000 2002">
          <text:p/>
        </draw:connector>
        <draw:connector draw:style-name="gr3" draw:text-style-name="P2" xml:id="id13" draw:id="id13" draw:layer="layout" draw:type="line" svg:x1="2.145cm" svg:y1="3.264cm" svg:x2="5.144cm" svg:y2="1.263cm" draw:end-shape="id11" draw:end-glue-point="8" svg:d="M2145 3264l2999-2001" svg:viewBox="0 0 3000 2002">
          <text:p/>
        </draw:connector>
        <draw:connector draw:style-name="gr3" draw:text-style-name="P2" draw:layer="layout" draw:type="line" svg:x1="4.145cm" svg:y1="3.264cm" svg:x2="5.145cm" svg:y2="1.264cm" draw:start-shape="id5" draw:start-glue-point="4" svg:d="M4145 3264l1000-2000" svg:viewBox="0 0 1001 2001">
          <text:p/>
        </draw:connector>
        <draw:connector draw:style-name="gr3" draw:text-style-name="P2" draw:layer="layout" draw:type="line" svg:x1="6.146cm" svg:y1="3.265cm" svg:x2="5.145cm" svg:y2="1.264cm" draw:start-shape="id6" draw:start-glue-point="4" svg:d="M6146 3265l-1001-2001" svg:viewBox="0 0 1002 2002">
          <text:p/>
        </draw:connector>
        <draw:connector draw:style-name="gr3" draw:text-style-name="P2" draw:layer="layout" draw:type="line" svg:x1="8.147cm" svg:y1="3.266cm" svg:x2="5.146cm" svg:y2="1.265cm" draw:start-shape="id8" draw:start-glue-point="4" svg:d="M8147 3266l-3001-2001" svg:viewBox="0 0 3002 2002">
          <text:p/>
        </draw:connector>
        <draw:connector draw:style-name="gr3" draw:text-style-name="P2" draw:layer="layout" draw:type="line" svg:x1="8.148cm" svg:y1="3.267cm" svg:x2="7.145cm" svg:y2="1.264cm" draw:end-shape="id12" draw:end-glue-point="8" svg:d="M8148 3267l-1003-2003" svg:viewBox="0 0 1004 2004">
          <text:p/>
        </draw:connector>
        <draw:connector draw:style-name="gr3" draw:text-style-name="P2" draw:layer="layout" draw:type="line" svg:x1="6.146cm" svg:y1="3.265cm" svg:x2="7.146cm" svg:y2="1.265cm" draw:start-shape="id6" draw:start-glue-point="4" svg:d="M6146 3265l1000-2000" svg:viewBox="0 0 1001 2001">
          <text:p/>
        </draw:connector>
        <draw:connector draw:style-name="gr3" draw:text-style-name="P2" draw:layer="layout" draw:type="line" svg:x1="4.145cm" svg:y1="3.264cm" svg:x2="7.146cm" svg:y2="1.265cm" draw:start-shape="id5" draw:start-glue-point="4" svg:d="M4145 3264l3001-1999" svg:viewBox="0 0 3002 2000">
          <text:p/>
        </draw:connector>
        <draw:connector draw:style-name="gr3" draw:text-style-name="P2" draw:layer="layout" draw:type="line" svg:x1="2.145cm" svg:y1="3.264cm" svg:x2="7.147cm" svg:y2="1.266cm" draw:start-shape="id13" draw:start-glue-point="2" svg:d="M2145 3264l5002-1998" svg:viewBox="0 0 5003 1999">
          <text:p/>
        </draw:connector>
        <draw:custom-shape draw:style-name="gr4" draw:text-style-name="P3" draw:layer="layout" svg:width="0.254cm" svg:height="2.159cm" svg:x="8.969cm" svg:y="1.143cm">
          <text:p/>
          <draw:enhanced-geometry svg:viewBox="0 0 21600 21600" draw:glue-points="0 0 0 21600 21600 10800" draw:text-areas="0 ?f9 7800 ?f10" draw:type="right-brace" draw:modifiers="1460 1095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0.254cm" svg:height="2.159cm" svg:x="8.97cm" svg:y="4.243cm">
          <text:p/>
          <draw:enhanced-geometry svg:viewBox="0 0 21600 21600" draw:glue-points="0 0 0 21600 21600 10800" draw:text-areas="0 ?f9 7800 ?f10" draw:type="right-brace" draw:modifiers="1460 1095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V,C§svg§600§FALSE§</svg:desc>
          <draw:frame draw:style-name="gr1" draw:text-style-name="P1" draw:layer="layout" svg:width="0.942cm" svg:height="0.477cm" svg:x="9.533cm" svg:y="2.119cm">
            <draw:image xlink:href="Pictures/10000CF4000002A2000001566D0B6F86BA69E39F.svg" xlink:type="simple" xlink:show="embed" xlink:actuate="onLoad" loext:mime-type="image/svg+xml">
              <text:p/>
            </draw:image>
            <draw:image xlink:href="Pictures/10000201000000190000000D5E3CE1289BB4D03A.png" xlink:type="simple" xlink:show="embed" xlink:actuate="onLoad" loext:mime-type="image/png"/>
          </draw:frame>
        </draw:g>
        <draw:g>
          <svg:title>TexMaths</svg:title>
          <svg:desc>14§display§W,B§svg§600§FALSE§</svg:desc>
          <draw:frame draw:style-name="gr1" draw:text-style-name="P1" draw:layer="layout" svg:width="1.04cm" svg:height="0.43cm" svg:x="9.533cm" svg:y="5.12cm">
            <draw:image xlink:href="Pictures/1000108C000002E800000134806988BC6A2A5C86.svg" xlink:type="simple" xlink:show="embed" xlink:actuate="onLoad" loext:mime-type="image/svg+xml">
              <text:p/>
            </draw:image>
            <draw:image xlink:href="Pictures/100002010000001C0000000C6D80FD1855360266.png" xlink:type="simple" xlink:show="embed" xlink:actuate="onLoad" loext:mime-type="image/png"/>
          </draw:frame>
        </draw:g>
        <draw:custom-shape draw:style-name="gr5" draw:text-style-name="P3" xml:id="id2" draw:id="id2" draw:layer="layout" svg:width="1cm" svg:height="1cm" svg:x="1.644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1cm" svg:height="1cm" svg:x="3.645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cm" svg:height="1cm" svg:x="5.646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1cm" svg:height="1cm" svg:x="7.64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cm" svg:height="1cm" svg:x="2.644cm" svg:y="6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cm" svg:height="1cm" svg:x="4.645cm" svg:y="6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1cm" svg:height="1cm" svg:x="6.646cm" svg:y="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x_1§svg§600§FALSE§</svg:desc>
          <draw:frame draw:style-name="gr1" draw:text-style-name="P1" draw:layer="layout" svg:width="0.48cm" svg:height="0.328cm" svg:x="2.927cm" svg:y="6.612cm">
            <draw:image xlink:href="Pictures/100009E900000158000000EB8DAA5EFB30F1330C.svg" xlink:type="simple" xlink:show="embed" xlink:actuate="onLoad" loext:mime-type="image/svg+xml">
              <text:p/>
            </draw:image>
            <draw:image xlink:href="Pictures/100002010000000D00000009E7863CA5142C6B80.png" xlink:type="simple" xlink:show="embed" xlink:actuate="onLoad" loext:mime-type="image/png"/>
          </draw:frame>
        </draw:g>
        <draw:g>
          <svg:title>TexMaths</svg:title>
          <svg:desc>14§display§x_2§svg§600§FALSE§</svg:desc>
          <draw:frame draw:style-name="gr1" draw:text-style-name="P1" draw:layer="layout" svg:width="0.491cm" svg:height="0.328cm" svg:x="4.928cm" svg:y="6.612cm">
            <draw:image xlink:href="Pictures/10000B5C00000160000000EB29D01C61F71028E2.svg" xlink:type="simple" xlink:show="embed" xlink:actuate="onLoad" loext:mime-type="image/svg+xml">
              <text:p/>
            </draw:image>
            <draw:image xlink:href="Pictures/100002010000000D000000095DD3F53DDF98364B.png" xlink:type="simple" xlink:show="embed" xlink:actuate="onLoad" loext:mime-type="image/png"/>
          </draw:frame>
        </draw:g>
        <draw:g>
          <svg:title>TexMaths</svg:title>
          <svg:desc>14§display§x_3§svg§600§FALSE§</svg:desc>
          <draw:frame draw:style-name="gr1" draw:text-style-name="P1" draw:layer="layout" svg:width="0.456cm" svg:height="0.297cm" svg:x="6.927cm" svg:y="6.613cm">
            <draw:image xlink:href="Pictures/10000D1D00000147000000D554EC5BFC847744E1.svg" xlink:type="simple" xlink:show="embed" xlink:actuate="onLoad" loext:mime-type="image/svg+xml">
              <text:p/>
            </draw:image>
            <draw:image xlink:href="Pictures/100002010000000C00000008A7DC6C52D1F495D5.png" xlink:type="simple" xlink:show="embed" xlink:actuate="onLoad" loext:mime-type="image/png"/>
          </draw:frame>
        </draw:g>
        <draw:custom-shape draw:style-name="gr5" draw:text-style-name="P3" xml:id="id10" draw:id="id10" draw:layer="layout" svg:width="1cm" svg:height="1cm" svg:x="2.643cm" svg:y="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1cm" svg:height="1cm" svg:x="4.644cm" svg:y="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1cm" svg:height="1cm" svg:x="6.645cm" svg:y="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hat{x}_2§svg§600§FALSE§</svg:desc>
          <draw:frame draw:style-name="gr1" draw:text-style-name="P1" draw:layer="layout" svg:width="0.491cm" svg:height="0.451cm" svg:x="4.929cm" svg:y="0.513cm">
            <draw:image xlink:href="Pictures/10000BF10000016000000143D54AC151317E9790.svg" xlink:type="simple" xlink:show="embed" xlink:actuate="onLoad" loext:mime-type="image/svg+xml">
              <text:p/>
            </draw:image>
            <draw:image xlink:href="Pictures/100002010000000D0000000CF279AC8CA1C5D9C3.png" xlink:type="simple" xlink:show="embed" xlink:actuate="onLoad" loext:mime-type="image/png"/>
          </draw:frame>
        </draw:g>
        <draw:g>
          <svg:title>TexMaths</svg:title>
          <svg:desc>14§display§\hat{x}_3§svg§600§FALSE§</svg:desc>
          <draw:frame draw:style-name="gr1" draw:text-style-name="P1" draw:layer="layout" svg:width="0.494cm" svg:height="0.458cm" svg:x="6.927cm" svg:y="0.513cm">
            <draw:image xlink:href="Pictures/10000DB000000162000001481585284579AFD943.svg" xlink:type="simple" xlink:show="embed" xlink:actuate="onLoad" loext:mime-type="image/svg+xml">
              <text:p/>
            </draw:image>
            <draw:image xlink:href="Pictures/100002010000000D0000000CBAF43AF0F9E2DC30.png" xlink:type="simple" xlink:show="embed" xlink:actuate="onLoad" loext:mime-type="image/png"/>
          </draw:frame>
        </draw:g>
        <draw:g>
          <svg:title>TexMaths</svg:title>
          <svg:desc>14§display§\hat{x}_1§svg§600§FALSE§</svg:desc>
          <draw:frame draw:style-name="gr1" draw:text-style-name="P1" draw:layer="layout" svg:width="0.48cm" svg:height="0.451cm" svg:x="2.927cm" svg:y="0.514cm">
            <draw:image xlink:href="Pictures/10000A7E0000015800000143EB393438CFB49DFC.svg" xlink:type="simple" xlink:show="embed" xlink:actuate="onLoad" loext:mime-type="image/svg+xml">
              <text:p/>
            </draw:image>
            <draw:image xlink:href="Pictures/100002010000000D0000000C6561BAB52908229B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7:51:46.933525773</meta:creation-date>
    <dc:date>2020-07-09T18:10:05.474617791</dc:date>
    <meta:editing-duration>PT7M29S</meta:editing-duration>
    <meta:editing-cycles>2</meta:editing-cycles>
    <meta:generator>LibreOffice/6.4.1.2$Linux_X86_64 LibreOffice_project/40$Build-2</meta:generator>
    <meta:document-statistic meta:object-count="66"/>
  </office:meta>
</office:document-meta>
</file>